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3" style:family="graphic" style:parent-style-name="standard">
      <style:graphic-properties svg:stroke-color="#800000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6" style:family="graphic" style:parent-style-name="standard">
      <style:graphic-properties svg:stroke-color="#008000" draw:textarea-horizontal-align="center" draw:textarea-vertical-align="middle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87cm" svg:height="0.787cm" svg:x="7.833cm" svg:y="17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87cm" svg:height="0.787cm" svg:x="12.42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87cm" svg:height="0.787cm" svg:x="17.00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787cm" svg:height="0.787cm" svg:x="9.738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27cm" svg:y1="17.358cm" svg:x2="9.853cm" svg:y2="14.137cm" draw:start-shape="id1" draw:start-glue-point="4" draw:end-shape="id2" draw:end-glue-point="7" svg:d="m8227 17358 1626-3221">
          <text:p/>
        </draw:connector>
        <draw:connector draw:style-name="gr3" draw:text-style-name="P1" draw:layer="layout" draw:type="line" svg:x1="12.814cm" svg:y1="17.51cm" svg:x2="10.41cm" svg:y2="14.137cm" draw:start-shape="id3" draw:start-glue-point="4" draw:end-shape="id2" draw:end-glue-point="9" svg:d="m12814 17510-2404-3373">
          <text:p/>
        </draw:connector>
        <draw:custom-shape draw:style-name="gr2" draw:text-style-name="P1" xml:id="id4" draw:id="id4" draw:layer="layout" svg:width="0.787cm" svg:height="0.787cm" svg:x="11.643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32cm" svg:y1="13.465cm" svg:x2="11.758cm" svg:y2="10.257cm" draw:start-shape="id2" draw:start-glue-point="4" draw:end-shape="id4" draw:end-glue-point="7" svg:d="m10132 13465 1626-3208">
          <text:p/>
        </draw:connector>
        <draw:connector draw:style-name="gr3" draw:text-style-name="P1" draw:layer="layout" draw:type="line" svg:x1="17.4cm" svg:y1="17.51cm" svg:x2="12.315cm" svg:y2="10.257cm" draw:start-shape="id5" draw:start-glue-point="4" draw:end-shape="id4" draw:end-glue-point="9" svg:d="m17400 17510-5085-7253">
          <text:p/>
        </draw:connector>
        <draw:custom-shape draw:style-name="gr1" draw:text-style-name="P1" xml:id="id7" draw:id="id7" draw:layer="layout" svg:width="0.787cm" svg:height="0.787cm" svg:x="21.591cm" svg:y="17.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6" draw:id="id6" draw:layer="layout" svg:width="0.787cm" svg:height="0.787cm" svg:x="13.7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037cm" svg:y1="9.585cm" svg:x2="13.815cm" svg:y2="6.36cm" draw:start-shape="id4" draw:start-glue-point="4" draw:end-shape="id6" draw:end-glue-point="7" svg:d="m12037 9585 1778-3225">
          <text:p/>
        </draw:connector>
        <draw:connector draw:style-name="gr3" draw:text-style-name="P1" draw:layer="layout" draw:type="line" svg:x1="21.985cm" svg:y1="17.51cm" svg:x2="14.372cm" svg:y2="6.36cm" draw:start-shape="id7" draw:start-glue-point="4" draw:end-shape="id6" draw:end-glue-point="9" svg:d="m21985 17510-7613-11150">
          <text:p/>
        </draw:connector>
        <draw:frame draw:style-name="gr4" draw:layer="layout" svg:width="1.783cm" svg:height="0.792cm" svg:x="7.35cm" svg:y="18.6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783cm" svg:height="0.792cm" svg:x="12.051cm" svg:y="18.6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.783cm" svg:height="0.792cm" svg:x="16.452cm" svg:y="18.6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783cm" svg:height="0.792cm" svg:x="21.128cm" svg:y="18.6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1" xml:id="id8" draw:id="id8" draw:layer="layout" svg:width="0.787cm" svg:height="0.787cm" svg:x="13.701cm" svg:y="2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4.094cm" svg:y1="5.688cm" svg:x2="14.095cm" svg:y2="3.576cm" draw:start-shape="id6" draw:start-glue-point="4" draw:end-shape="id8" draw:end-glue-point="8" svg:d="m14094 5688 1-2112">
          <text:p/>
        </draw:connector>
        <draw:frame draw:style-name="gr4" draw:layer="layout" svg:width="1.012cm" svg:height="0.79cm" svg:x="9.69cm" svg:y="14.71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1.012cm" svg:height="0.79cm" svg:x="11.59cm" svg:y="10.91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012cm" svg:height="0.79cm" svg:x="13.59cm" svg:y="6.91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1.595cm" svg:height="0.792cm" svg:x="14.49cm" svg:y="4.01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7" draw:text-style-name="P1" xml:id="id13" draw:id="id13" draw:layer="layout" svg:width="0.787cm" svg:height="0.787cm" svg:x="7.039cm" svg:y="11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0.787cm" svg:height="0.787cm" svg:x="7.04cm" svg:y="1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1" draw:id="id11" draw:layer="layout" svg:width="0.787cm" svg:height="0.787cm" svg:x="8.839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2" draw:id="id12" draw:layer="layout" svg:width="0.787cm" svg:height="0.787cm" svg:x="8.84cm" svg:y="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787cm" svg:height="0.787cm" svg:x="11.039cm" svg:y="3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0" draw:id="id10" draw:layer="layout" svg:width="0.787cm" svg:height="0.787cm" svg:x="11.04cm" svg:y="4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3.7cm" svg:y1="6.082cm" svg:x2="11.826cm" svg:y2="3.56cm" draw:start-shape="id6" draw:start-glue-point="6" draw:end-shape="id9" draw:end-glue-point="10" svg:d="m13700 6082-1874-2522">
          <text:p/>
        </draw:connector>
        <draw:connector draw:style-name="gr8" draw:text-style-name="P1" draw:layer="layout" draw:type="line" svg:x1="13.7cm" svg:y1="6.082cm" svg:x2="11.827cm" svg:y2="5.361cm" draw:start-shape="id6" draw:start-glue-point="6" draw:end-shape="id10" draw:end-glue-point="10" svg:d="m13700 6082-1873-721">
          <text:p/>
        </draw:connector>
        <draw:connector draw:style-name="gr8" draw:text-style-name="P1" draw:layer="layout" draw:type="line" svg:x1="11.643cm" svg:y1="9.979cm" svg:x2="9.511cm" svg:y2="8.138cm" draw:start-shape="id4" draw:start-glue-point="6" draw:end-shape="id11" draw:end-glue-point="9" svg:d="m11643 9979-2132-1841">
          <text:p/>
        </draw:connector>
        <draw:connector draw:style-name="gr8" draw:text-style-name="P1" draw:layer="layout" draw:type="line" svg:x1="11.643cm" svg:y1="9.979cm" svg:x2="9.627cm" svg:y2="9.661cm" draw:start-shape="id4" draw:start-glue-point="6" draw:end-shape="id12" draw:end-glue-point="10" svg:d="m11643 9979-2016-318">
          <text:p/>
        </draw:connector>
        <draw:connector draw:style-name="gr8" draw:text-style-name="P1" draw:layer="layout" draw:type="line" svg:x1="9.738cm" svg:y1="13.859cm" svg:x2="7.711cm" svg:y2="12.138cm" draw:start-shape="id2" draw:start-glue-point="6" draw:end-shape="id13" draw:end-glue-point="9" svg:d="m9738 13859-2027-1721">
          <text:p/>
        </draw:connector>
        <draw:connector draw:style-name="gr8" draw:text-style-name="P1" draw:layer="layout" draw:type="line" svg:x1="9.738cm" svg:y1="13.859cm" svg:x2="7.827cm" svg:y2="13.661cm" draw:start-shape="id2" draw:start-glue-point="6" draw:end-shape="id14" draw:end-glue-point="10" svg:d="m9738 13859-1911-198">
          <text:p/>
        </draw:connector>
        <draw:frame draw:style-name="gr4" draw:layer="layout" svg:width="1.012cm" svg:height="0.79cm" svg:x="9.29cm" svg:y="8.61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1.012cm" svg:height="0.79cm" svg:x="7.09cm" svg:y="12.41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1.012cm" svg:height="0.79cm" svg:x="11.29cm" svg:y="4.115cm"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2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ohsen Malmir</meta:initial-creator>
    <meta:creation-date>2014-03-16T00:22:28</meta:creation-date>
    <dc:date>2014-03-16T00:42:14</dc:date>
    <dc:creator>Mohsen Malmir</dc:creator>
    <meta:editing-duration>PT19M48S</meta:editing-duration>
    <meta:editing-cycles>14</meta:editing-cycles>
    <meta:generator>OpenOffice.org/3.3$Unix OpenOffice.org_project/330m20$Build-9567</meta:generator>
    <meta:document-statistic meta:object-count="38"/>
  </office:meta>
</office:document-meta>
</file>

<file path=Object 1/content.xml><?xml version="1.0" encoding="utf-8"?>
<math xmlns="http://www.w3.org/1998/Math/MathML">
  <semantics>
    <msub>
      <mi mathvariant="italic">Word</mi>
      <mn>1</mn>
    </msub>
    <annotation encoding="StarMath 5.0">Word_1</annotation>
  </semantics>
</math>
</file>

<file path=Object 10/content.xml><?xml version="1.0" encoding="utf-8"?>
<math xmlns="http://www.w3.org/1998/Math/MathML">
  <semantics>
    <msup>
      <mi>W</mi>
      <mn>2</mn>
    </msup>
    <annotation encoding="StarMath 5.0">W^2</annotation>
  </semantics>
</math>
</file>

<file path=Object 11/content.xml><?xml version="1.0" encoding="utf-8"?>
<math xmlns="http://www.w3.org/1998/Math/MathML">
  <semantics>
    <msup>
      <mi>W</mi>
      <mn>2</mn>
    </msup>
    <annotation encoding="StarMath 5.0">W^2</annotation>
  </semantics>
</math>
</file>

<file path=Object 2/content.xml><?xml version="1.0" encoding="utf-8"?>
<math xmlns="http://www.w3.org/1998/Math/MathML">
  <semantics>
    <msub>
      <mi mathvariant="italic">Word</mi>
      <mn>2</mn>
    </msub>
    <annotation encoding="StarMath 5.0">Word_2</annotation>
  </semantics>
</math>
</file>

<file path=Object 3/content.xml><?xml version="1.0" encoding="utf-8"?>
<math xmlns="http://www.w3.org/1998/Math/MathML">
  <semantics>
    <msub>
      <mi mathvariant="italic">Word</mi>
      <mn>3</mn>
    </msub>
    <annotation encoding="StarMath 5.0">Word_3</annotation>
  </semantics>
</math>
</file>

<file path=Object 4/content.xml><?xml version="1.0" encoding="utf-8"?>
<math xmlns="http://www.w3.org/1998/Math/MathML">
  <semantics>
    <msub>
      <mi mathvariant="italic">Word</mi>
      <mn>4</mn>
    </msub>
    <annotation encoding="StarMath 5.0">Word_4</annotation>
  </semantics>
</math>
</file>

<file path=Object 5/content.xml><?xml version="1.0" encoding="utf-8"?>
<math xmlns="http://www.w3.org/1998/Math/MathML">
  <semantics>
    <msup>
      <mi>W</mi>
      <mn>1</mn>
    </msup>
    <annotation encoding="StarMath 5.0">W^1</annotation>
  </semantics>
</math>
</file>

<file path=Object 6/content.xml><?xml version="1.0" encoding="utf-8"?>
<math xmlns="http://www.w3.org/1998/Math/MathML">
  <semantics>
    <msup>
      <mi>W</mi>
      <mn>1</mn>
    </msup>
    <annotation encoding="StarMath 5.0">W^1</annotation>
  </semantics>
</math>
</file>

<file path=Object 7/content.xml><?xml version="1.0" encoding="utf-8"?>
<math xmlns="http://www.w3.org/1998/Math/MathML">
  <semantics>
    <msup>
      <mi>W</mi>
      <mn>1</mn>
    </msup>
    <annotation encoding="StarMath 5.0">W^1</annotation>
  </semantics>
</math>
</file>

<file path=Object 8/content.xml><?xml version="1.0" encoding="utf-8"?>
<math xmlns="http://www.w3.org/1998/Math/MathML">
  <semantics>
    <msup>
      <mi>W</mi>
      <mi mathvariant="italic">label</mi>
    </msup>
    <annotation encoding="StarMath 5.0">W^{label}</annotation>
  </semantics>
</math>
</file>

<file path=Object 9/content.xml><?xml version="1.0" encoding="utf-8"?>
<math xmlns="http://www.w3.org/1998/Math/MathML">
  <semantics>
    <msup>
      <mi>W</mi>
      <mn>2</mn>
    </msup>
    <annotation encoding="StarMath 5.0">W^2</annotation>
  </semantics>
</math>
</file>